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3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4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8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2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6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8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5" draw:id="id195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0" draw:id="id200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1" draw:id="id201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7" draw:id="id207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17" draw:id="id217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5" draw:id="id205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8" draw:id="id208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1" draw:id="id211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0" draw:id="id210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0" draw:id="id220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4" draw:id="id224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27" draw:id="id227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3" draw:id="id213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3" draw:id="id223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2" draw:id="id232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1" draw:id="id231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4" draw:id="id234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35" draw:id="id235" draw:layer="layout" svg:width="2.032cm" svg:height="0.508cm" svg:x="140.319cm" svg:y="76.819cm">
          <text:p text:style-name="P2"><text:span text:style-name="T2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3" draw:id="id203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3cm" svg:y1="64.246cm" svg:x2="146.224cm" svg:y2="70.342cm" draw:start-shape="id195" draw:start-glue-point="3" draw:end-shape="id196" draw:end-glue-point="0" svg:d="M152130 64246h-5906v6096" svg:viewBox="0 0 5907 6097">
          <text:p/>
        </draw:connector>
        <draw:custom-shape draw:style-name="gr85" draw:text-style-name="P10" xml:id="id198" draw:id="id198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7" draw:start-glue-point="1" draw:end-shape="id198" draw:end-glue-point="3" svg:d="M141335 38211l2032-64" svg:viewBox="0 0 2033 65">
          <text:p/>
        </draw:connector>
        <draw:custom-shape draw:style-name="gr85" draw:text-style-name="P10" xml:id="id199" draw:id="id199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199" draw:start-glue-point="2" draw:end-shape="id200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199" draw:start-glue-point="2" draw:end-shape="id201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199" draw:start-glue-point="2" draw:end-shape="id202" draw:end-glue-point="0" svg:d="M160829 59547l8255 3556" svg:viewBox="0 0 8256 3557">
          <text:p/>
        </draw:connector>
        <draw:custom-shape draw:style-name="gr85" draw:text-style-name="P10" xml:id="id204" draw:id="id204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3" draw:start-glue-point="2" draw:end-shape="id204" draw:end-glue-point="0" svg:d="M143406 78883l24 2254" svg:viewBox="0 0 25 2255">
          <text:p/>
        </draw:connector>
        <draw:custom-shape draw:style-name="gr4" draw:text-style-name="P3" xml:id="id236" draw:id="id236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6" draw:id="id206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5" draw:start-glue-point="2" draw:end-shape="id206" draw:end-glue-point="0" svg:d="M157654 72120v1124h-2204v1123" svg:viewBox="0 0 2205 2248">
          <text:p/>
        </draw:connector>
        <draw:custom-shape draw:style-name="gr4" draw:text-style-name="P3" xml:id="id237" draw:id="id237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2" draw:id="id212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07" draw:start-glue-point="3" draw:end-shape="id208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09" draw:start-glue-point="2" draw:end-shape="id210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1" draw:start-glue-point="2" draw:end-shape="id212" draw:end-glue-point="0" svg:d="M167116 72120v1061h-2972v1060" svg:viewBox="0 0 2973 2122">
          <text:p/>
        </draw:connector>
        <draw:connector draw:style-name="gr9" draw:text-style-name="P8" draw:layer="layout" draw:type="line" svg:x1="160.829cm" svg:y1="59.547cm" svg:x2="175.942cm" svg:y2="62.849cm" draw:start-shape="id199" draw:start-glue-point="2" draw:end-shape="id213" draw:end-glue-point="0" svg:d="M160829 59547l15113 3302" svg:viewBox="0 0 15114 3303">
          <text:p/>
        </draw:connector>
        <draw:custom-shape draw:style-name="gr86" draw:text-style-name="P15" xml:id="id214" draw:id="id214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4" draw:start-glue-point="2" draw:end-shape="id215" draw:end-glue-point="0" svg:d="M179054 68564l-3683 3429" svg:viewBox="0 0 3684 3430">
          <text:p/>
        </draw:connector>
        <draw:custom-shape draw:style-name="gr84" draw:text-style-name="P3" xml:id="id221" draw:id="id221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4" draw:start-glue-point="2" draw:end-shape="id216" draw:end-glue-point="0" svg:d="M179054 68564l5207 3302" svg:viewBox="0 0 5208 3303">
          <text:p/>
        </draw:connector>
        <draw:custom-shape draw:style-name="gr85" draw:text-style-name="P10" xml:id="id219" draw:id="id219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18" draw:id="id218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17" draw:start-glue-point="2" draw:end-shape="id218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19" draw:start-glue-point="2" draw:end-shape="id220" draw:end-glue-point="0" svg:d="M165020 32242l-1524 2032" svg:viewBox="0 0 1525 2033">
          <text:p/>
        </draw:connector>
        <draw:custom-shape draw:style-name="gr85" draw:text-style-name="P10" xml:id="id222" draw:id="id222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1" draw:start-glue-point="2" draw:end-shape="id222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3" draw:start-glue-point="2" draw:end-shape="id214" draw:end-glue-point="0" svg:d="M176260 64881v1461h2794v1460" svg:viewBox="0 0 2795 2922">
          <text:p/>
        </draw:connector>
        <draw:custom-shape draw:style-name="gr86" draw:text-style-name="P15" xml:id="id225" draw:id="id225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4" draw:start-glue-point="2" draw:end-shape="id225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5" draw:start-glue-point="2" draw:end-shape="id226" draw:end-glue-point="0" svg:d="M168423 51199l4860 1998" svg:viewBox="0 0 4861 1999">
          <text:p/>
        </draw:connector>
        <draw:custom-shape draw:style-name="gr6" draw:text-style-name="P6" xml:id="id226" draw:id="id226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8" draw:id="id228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27" draw:start-glue-point="1" draw:end-shape="id228" draw:end-glue-point="3" svg:d="M178419 54721l2286-64" svg:viewBox="0 0 2287 65">
          <text:p/>
        </draw:connector>
        <draw:custom-shape draw:style-name="gr85" draw:text-style-name="P10" xml:id="id229" draw:id="id229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5" draw:start-glue-point="3" draw:end-shape="id229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5" draw:id="id215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0" draw:id="id230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0" draw:start-glue-point="2" draw:end-shape="id231" draw:end-glue-point="0" svg:d="M174672 81010l-56 1905" svg:viewBox="0 0 57 1906">
          <text:p/>
        </draw:connector>
        <draw:custom-shape draw:style-name="gr21" draw:text-style-name="P10" xml:id="id233" draw:id="id233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2" draw:start-glue-point="2" draw:end-shape="id233" draw:end-glue-point="0" svg:d="M175470 84439l28 1905" svg:viewBox="0 0 29 1906">
          <text:p/>
        </draw:connector>
        <draw:connector draw:style-name="gr7" draw:text-style-name="P2" draw:layer="layout" svg:x1="143.494cm" svg:y1="75.422cm" svg:x2="141.335cm" svg:y2="76.819cm" draw:start-shape="id234" draw:start-glue-point="2" draw:end-shape="id235" draw:end-glue-point="0" svg:d="M143494 75422v699h-2159v698" svg:viewBox="0 0 2160 1398">
          <text:p/>
        </draw:connector>
        <draw:connector draw:style-name="gr7" draw:text-style-name="P2" draw:layer="layout" svg:x1="157.673cm" svg:y1="75.891cm" svg:x2="142.351cm" svg:y2="77.073cm" draw:start-shape="id236" draw:start-glue-point="2" draw:end-shape="id235" draw:end-glue-point="1" svg:d="M157673 75891v1182h-15322" svg:viewBox="0 0 15323 1183">
          <text:p/>
        </draw:connector>
        <draw:connector draw:style-name="gr7" draw:text-style-name="P2" draw:layer="layout" svg:x1="166.367cm" svg:y1="75.765cm" svg:x2="142.351cm" svg:y2="77.073cm" draw:start-shape="id237" draw:start-glue-point="2" draw:end-shape="id235" draw:end-glue-point="1" svg:d="M166367 75765v1308h-24016" svg:viewBox="0 0 24017 1309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7" draw:id="id657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  <draw:custom-shape draw:style-name="gr202" draw:text-style-name="P3" xml:id="id659" draw:id="id659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8" draw:id="id658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7" draw:start-glue-point="2" draw:end-shape="id658" draw:end-glue-point="0" svg:d="M155559 659102v583h-379v583" svg:viewBox="0 0 380 1167">
          <text:p/>
        </draw:connector>
        <draw:custom-shape draw:style-name="gr203" draw:text-style-name="P9" xml:id="id660" draw:id="id660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2" draw:id="id662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1" draw:id="id661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59" draw:start-glue-point="2" draw:end-shape="id660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0" draw:start-glue-point="2" draw:end-shape="id661" draw:end-glue-point="0" svg:d="M156330 663432v762h-2866v762" svg:viewBox="0 0 2867 1525">
          <text:p/>
        </draw:connector>
        <draw:custom-shape draw:style-name="gr203" draw:text-style-name="P9" xml:id="id663" draw:id="id663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2" draw:start-glue-point="2" draw:end-shape="id663" draw:end-glue-point="0" svg:d="M154670 666976v443h1334v444" svg:viewBox="0 0 1335 888">
          <text:p/>
        </draw:connector>
        <draw:custom-shape draw:style-name="gr202" draw:text-style-name="P3" xml:id="id665" draw:id="id665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4" draw:id="id664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3" draw:start-glue-point="2" draw:end-shape="id664" draw:end-glue-point="0" svg:d="M156004 668734v622h-1525v622" svg:viewBox="0 0 1526 1245">
          <text:p/>
        </draw:connector>
        <draw:custom-shape draw:style-name="gr204" draw:text-style-name="P3" xml:id="id667" draw:id="id667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5" draw:start-glue-point="2" draw:end-shape="id666" draw:end-glue-point="0" svg:d="M156066 671306v572h-1460v571" svg:viewBox="0 0 1461 1144">
          <text:p/>
        </draw:connector>
        <draw:custom-shape draw:style-name="gr205" draw:text-style-name="P3" xml:id="id669" draw:id="id669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7" draw:start-glue-point="2" draw:end-shape="id668" draw:end-glue-point="0" svg:d="M156257 673777v797h-2284v796" svg:viewBox="0 0 2285 1594">
          <text:p/>
        </draw:connector>
        <draw:custom-shape draw:style-name="gr204" draw:text-style-name="P3" xml:id="id671" draw:id="id671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69" draw:start-glue-point="2" draw:end-shape="id670" draw:end-glue-point="0" svg:d="M157084 676698v577h-3494v577" svg:viewBox="0 0 3495 1155">
          <text:p/>
        </draw:connector>
        <draw:custom-shape draw:style-name="gr206" draw:text-style-name="P3" xml:id="id673" draw:id="id673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1" draw:start-glue-point="2" draw:end-shape="id672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5" draw:id="id675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4" draw:id="id674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3" draw:start-glue-point="2" draw:end-shape="id674" draw:end-glue-point="0" svg:d="M155740 681732v566h-3673v565" svg:viewBox="0 0 3674 1132">
          <text:p/>
        </draw:connector>
        <draw:custom-shape draw:style-name="gr207" draw:text-style-name="P3" xml:id="id677" draw:id="id677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6" draw:id="id676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5" draw:start-glue-point="2" draw:end-shape="id676" draw:end-glue-point="0" svg:d="M153273 684883v612h-347v612" svg:viewBox="0 0 348 1225">
          <text:p/>
        </draw:connector>
        <draw:custom-shape draw:style-name="gr207" draw:text-style-name="P3" xml:id="id679" draw:id="id679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7" draw:start-glue-point="2" draw:end-shape="id678" draw:end-glue-point="0" svg:d="M154909 687435v572h-2208v571" svg:viewBox="0 0 2209 1144">
          <text:p/>
        </draw:connector>
        <draw:custom-shape draw:style-name="gr207" draw:text-style-name="P3" xml:id="id681" draw:id="id681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79" draw:start-glue-point="2" draw:end-shape="id680" draw:end-glue-point="0" svg:d="M154684 689906v461h-1965v461" svg:viewBox="0 0 1966 923">
          <text:p/>
        </draw:connector>
        <draw:custom-shape draw:style-name="gr208" draw:text-style-name="P9" xml:id="id682" draw:id="id682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1" draw:start-glue-point="2" draw:end-shape="id682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4" draw:id="id684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3" draw:id="id683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2" draw:start-glue-point="2" draw:end-shape="id683" draw:end-glue-point="0" svg:d="M154479 694293v508h-3555v508" svg:viewBox="0 0 3556 1017">
          <text:p/>
        </draw:connector>
        <draw:custom-shape draw:style-name="gr208" draw:text-style-name="P9" xml:id="id685" draw:id="id685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4" draw:start-glue-point="2" draw:end-shape="id685" svg:d="M152130 697329v586h1841v587" svg:viewBox="0 0 1842 1174">
          <text:p/>
        </draw:connector>
        <draw:custom-shape draw:style-name="gr206" draw:text-style-name="P3" xml:id="id687" draw:id="id687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6" draw:id="id686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5" draw:start-glue-point="2" draw:end-shape="id686" draw:end-glue-point="0" svg:d="M153971 699373v606h-2032v606" svg:viewBox="0 0 2033 1213">
          <text:p/>
        </draw:connector>
        <draw:custom-shape draw:style-name="gr207" draw:text-style-name="P3" xml:id="id689" draw:id="id689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7" draw:start-glue-point="2" draw:end-shape="id688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1" draw:id="id691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0" draw:id="id690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89" draw:start-glue-point="2" draw:end-shape="id690" draw:end-glue-point="0" svg:d="M153795 704580v599h-3737v598" svg:viewBox="0 0 3738 1198">
          <text:p/>
        </draw:connector>
        <draw:custom-shape draw:style-name="gr207" draw:text-style-name="P3" xml:id="id693" draw:id="id693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2" draw:id="id692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1" draw:start-glue-point="2" draw:end-shape="id692" draw:end-glue-point="0" svg:d="M151264 707797v498h159v498" svg:viewBox="0 0 160 997">
          <text:p/>
        </draw:connector>
        <draw:custom-shape draw:style-name="gr207" draw:text-style-name="P3" xml:id="id695" draw:id="id695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3" draw:start-glue-point="2" draw:end-shape="id694" draw:end-glue-point="0" svg:d="M153406 710121v503h-2004v502" svg:viewBox="0 0 2005 1006">
          <text:p/>
        </draw:connector>
        <draw:custom-shape draw:style-name="gr209" draw:text-style-name="P3" xml:id="id697" draw:id="id697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5" draw:start-glue-point="2" draw:end-shape="id696" draw:end-glue-point="0" svg:d="M153385 712454v572h-1936v571" svg:viewBox="0 0 1937 1144">
          <text:p/>
        </draw:connector>
        <draw:custom-shape draw:style-name="gr207" draw:text-style-name="P3" xml:id="id699" draw:id="id699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7" draw:start-glue-point="2" draw:end-shape="id698" draw:end-glue-point="0" svg:d="M153345 714925v479h-1816v479" svg:viewBox="0 0 1817 959">
          <text:p/>
        </draw:connector>
        <draw:custom-shape draw:style-name="gr206" draw:text-style-name="P3" xml:id="id701" draw:id="id701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699" draw:start-glue-point="2" draw:end-shape="id700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9" draw:id="id709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8" draw:id="id708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3" draw:id="id703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2" draw:id="id702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1" draw:start-glue-point="2" draw:end-shape="id702" draw:end-glue-point="0" svg:d="M153581 719624v612h-4181v612" svg:viewBox="0 0 4182 1225">
          <text:p/>
        </draw:connector>
        <draw:custom-shape draw:style-name="gr210" draw:text-style-name="P3" xml:id="id705" draw:id="id705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4" draw:id="id704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7" draw:id="id707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3" draw:start-glue-point="2" draw:end-shape="id704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5" draw:start-glue-point="2" draw:end-shape="id706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7" draw:start-glue-point="2" draw:end-shape="id708" draw:end-glue-point="0" svg:d="M152946 728006v670h-3800v669" svg:viewBox="0 0 3801 1340">
          <text:p/>
        </draw:connector>
        <draw:custom-shape draw:style-name="gr211" draw:text-style-name="P3" xml:id="id711" draw:id="id711" draw:layer="layout" svg:width="10.68cm" svg:height="0.82cm" svg:x="148.562cm" svg:y="732.933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0" draw:id="id710" draw:layer="layout" svg:width="4.445cm" svg:height="0.508cm" svg:x="148.562cm" svg:y="732.42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31.365cm" svg:x2="150.784cm" svg:y2="732.425cm" draw:start-shape="id709" draw:start-glue-point="2" draw:end-shape="id710" draw:end-glue-point="0" svg:d="M150352 731365v530h432v530" svg:viewBox="0 0 433 1061">
          <text:p/>
        </draw:connector>
        <draw:custom-shape draw:style-name="gr208" draw:text-style-name="P9" xml:id="id712" draw:id="id712" draw:layer="layout" svg:width="8.509cm" svg:height="0.871cm" svg:x="148.447cm" svg:y="734.806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902cm" svg:y1="733.753cm" svg:x2="152.701cm" svg:y2="734.806cm" draw:start-shape="id711" draw:start-glue-point="2" draw:end-shape="id712" draw:end-glue-point="0" svg:d="M153902 733753v526h-1201v527" svg:viewBox="0 0 1202 1054">
          <text:p/>
        </draw:connector>
        <draw:custom-shape draw:style-name="gr212" draw:text-style-name="P3" xml:id="id714" draw:id="id714" draw:layer="layout" svg:width="12.638cm" svg:height="1.417cm" svg:x="148.509cm" svg:y="737.072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13" draw:id="id713" draw:layer="layout" svg:width="4.445cm" svg:height="0.488cm" svg:x="148.509cm" svg:y="736.5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01cm" svg:y1="735.677cm" svg:x2="150.731cm" svg:y2="736.584cm" draw:start-shape="id712" draw:start-glue-point="2" draw:end-shape="id713" draw:end-glue-point="0" svg:d="M152701 735677v453h-1970v454" svg:viewBox="0 0 1971 908">
          <text:p/>
        </draw:connector>
        <draw:custom-shape draw:style-name="gr210" draw:text-style-name="P3" xml:id="id716" draw:id="id716" draw:layer="layout" svg:width="9.449cm" svg:height="0.989cm" svg:x="148.509cm" svg:y="739.927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15" draw:id="id715" draw:layer="layout" svg:width="4.445cm" svg:height="0.549cm" svg:x="148.509cm" svg:y="73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28cm" svg:y1="738.489cm" svg:x2="150.731cm" svg:y2="739.378cm" draw:start-shape="id714" draw:start-glue-point="2" draw:end-shape="id715" draw:end-glue-point="0" svg:d="M154828 738489v444h-4097v445" svg:viewBox="0 0 4098 890">
          <text:p/>
        </draw:connector>
        <draw:custom-shape draw:style-name="gr38" draw:text-style-name="P3" draw:layer="layout" svg:width="10.033cm" svg:height="1.016cm" svg:x="148.193cm" svg:y="742.426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18" draw:id="id718" draw:layer="layout" svg:width="3.81cm" svg:height="0.508cm" svg:x="148.193cm" svg:y="743.442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7" draw:id="id717" draw:layer="layout" svg:width="1.397cm" svg:height="0.508cm" svg:x="148.194cm" svg:y="741.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33cm" svg:y1="740.916cm" svg:x2="148.892cm" svg:y2="741.93cm" draw:start-shape="id716" draw:start-glue-point="2" draw:end-shape="id717" draw:end-glue-point="0" svg:d="M153233 740916v507h-4341v507" svg:viewBox="0 0 4342 1015">
          <text:p/>
        </draw:connector>
        <draw:custom-shape draw:style-name="gr215" draw:text-style-name="P3" xml:id="id720" draw:id="id720" draw:layer="layout" svg:width="11.271cm" svg:height="0.989cm" svg:x="148.352cm" svg:y="745.35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9" draw:id="id719" draw:layer="layout" svg:width="4.445cm" svg:height="0.508cm" svg:x="148.352cm" svg:y="744.84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43.95cm" svg:x2="150.574cm" svg:y2="744.842cm" draw:start-shape="id718" draw:start-glue-point="2" draw:end-shape="id719" draw:end-glue-point="0" svg:d="M150098 743950v446h476v446" svg:viewBox="0 0 477 893">
          <text:p/>
        </draw:connector>
        <draw:custom-shape draw:style-name="gr216" draw:text-style-name="P3" xml:id="id722" draw:id="id722" draw:layer="layout" svg:width="11.533cm" svg:height="2.276cm" svg:x="148.09cm" svg:y="747.897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1" draw:id="id721" draw:layer="layout" svg:width="4.445cm" svg:height="0.488cm" svg:x="148.09cm" svg:y="747.40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7cm" svg:y1="746.339cm" svg:x2="150.312cm" svg:y2="747.409cm" draw:start-shape="id720" draw:start-glue-point="2" draw:end-shape="id721" draw:end-glue-point="0" svg:d="M153987 746339v535h-3675v535" svg:viewBox="0 0 3676 1071">
          <text:p/>
        </draw:connector>
        <draw:custom-shape draw:style-name="gr38" draw:text-style-name="P3" draw:layer="layout" svg:width="10.033cm" svg:height="1.016cm" svg:x="148.447cm" svg:y="751.939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4" draw:id="id724" draw:layer="layout" svg:width="3.81cm" svg:height="0.508cm" svg:x="148.447cm" svg:y="752.955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3" draw:id="id723" draw:layer="layout" svg:width="1.397cm" svg:height="0.508cm" svg:x="148.448cm" svg:y="751.4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856cm" svg:y1="750.173cm" svg:x2="149.146cm" svg:y2="751.443cm" draw:start-shape="id722" draw:start-glue-point="2" draw:end-shape="id723" draw:end-glue-point="0" svg:d="M153856 750173v635h-4710v635" svg:viewBox="0 0 4711 1271">
          <text:p/>
        </draw:connector>
        <draw:custom-shape draw:style-name="gr217" draw:text-style-name="P3" xml:id="id726" draw:id="id726" draw:layer="layout" svg:width="11.533cm" svg:height="1.407cm" svg:x="147.828cm" svg:y="754.735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5" draw:id="id725" draw:layer="layout" svg:width="4.445cm" svg:height="0.488cm" svg:x="147.828cm" svg:y="754.24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53.463cm" svg:x2="150.05cm" svg:y2="754.247cm" draw:start-shape="id724" draw:start-glue-point="2" draw:end-shape="id725" draw:end-glue-point="0" svg:d="M150352 753463v392h-302v392" svg:viewBox="0 0 303 785">
          <text:p/>
        </draw:connector>
        <draw:custom-shape draw:style-name="gr211" draw:text-style-name="P3" xml:id="id728" draw:id="id728" draw:layer="layout" svg:width="10.68cm" svg:height="0.82cm" svg:x="147.939cm" svg:y="757.481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7" draw:id="id727" draw:layer="layout" svg:width="4.445cm" svg:height="0.508cm" svg:x="147.939cm" svg:y="756.97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94cm" svg:y1="756.142cm" svg:x2="150.161cm" svg:y2="756.973cm" draw:start-shape="id726" draw:start-glue-point="2" draw:end-shape="id727" draw:end-glue-point="0" svg:d="M153594 756142v415h-3433v416" svg:viewBox="0 0 3434 832">
          <text:p/>
        </draw:connector>
        <draw:custom-shape draw:style-name="gr38" draw:text-style-name="P3" draw:layer="layout" svg:width="10.033cm" svg:height="1.016cm" svg:x="147.812cm" svg:y="760.067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30" draw:id="id730" draw:layer="layout" svg:width="3.81cm" svg:height="0.508cm" svg:x="147.812cm" svg:y="761.083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9" draw:id="id729" draw:layer="layout" svg:width="1.397cm" svg:height="0.508cm" svg:x="147.813cm" svg:y="759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9cm" svg:y1="758.301cm" svg:x2="148.511cm" svg:y2="759.571cm" draw:start-shape="id728" draw:start-glue-point="2" draw:end-shape="id729" draw:end-glue-point="0" svg:d="M153279 758301v635h-4768v635" svg:viewBox="0 0 4769 1271">
          <text:p/>
        </draw:connector>
        <draw:custom-shape draw:style-name="gr211" draw:text-style-name="P3" xml:id="id732" draw:id="id732" draw:layer="layout" svg:width="10.68cm" svg:height="0.82cm" svg:x="147.75cm" svg:y="762.824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1" draw:id="id731" draw:layer="layout" svg:width="4.445cm" svg:height="0.508cm" svg:x="147.75cm" svg:y="762.31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761.591cm" svg:x2="149.972cm" svg:y2="762.316cm" draw:start-shape="id730" draw:start-glue-point="2" draw:end-shape="id731" draw:end-glue-point="0" svg:d="M149717 761591v363h255v362" svg:viewBox="0 0 256 726">
          <text:p/>
        </draw:connector>
        <draw:custom-shape draw:style-name="gr210" draw:text-style-name="P3" xml:id="id734" draw:id="id734" draw:layer="layout" svg:width="9.449cm" svg:height="0.989cm" svg:x="147.671cm" svg:y="765.066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33" draw:id="id733" draw:layer="layout" svg:width="4.445cm" svg:height="0.549cm" svg:x="147.671cm" svg:y="764.5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cm" svg:y1="763.644cm" svg:x2="149.893cm" svg:y2="764.517cm" draw:start-shape="id732" draw:start-glue-point="2" draw:end-shape="id733" draw:end-glue-point="0" svg:d="M153090 763644v436h-3197v437" svg:viewBox="0 0 3198 874">
          <text:p/>
        </draw:connector>
        <draw:custom-shape draw:style-name="gr211" draw:text-style-name="P3" xml:id="id743" draw:id="id743" draw:layer="layout" svg:width="10.68cm" svg:height="0.82cm" svg:x="147.671cm" svg:y="767.303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5" draw:id="id735" draw:layer="layout" svg:width="4.445cm" svg:height="0.508cm" svg:x="147.671cm" svg:y="766.79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95cm" svg:y1="766.055cm" svg:x2="149.893cm" svg:y2="766.795cm" draw:start-shape="id734" draw:start-glue-point="2" draw:end-shape="id735" draw:end-glue-point="0" svg:d="M152395 766055v370h-2502v370" svg:viewBox="0 0 2503 741">
          <text:p/>
        </draw:connector>
        <draw:custom-shape draw:style-name="gr218" draw:text-style-name="P9" xml:id="id736" draw:id="id736" draw:layer="layout" svg:width="12.954cm" svg:height="1.506cm" svg:x="147.177cm" svg:y="772.742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" xml:id="id738" draw:id="id738" draw:layer="layout" svg:width="7.618cm" svg:height="0.82cm" svg:x="148.703cm" svg:y="776.044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7" draw:id="id737" draw:layer="layout" svg:width="4.445cm" svg:height="0.508cm" svg:x="148.703cm" svg:y="775.53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54cm" svg:y1="774.248cm" svg:x2="150.925cm" svg:y2="775.536cm" draw:start-shape="id736" draw:start-glue-point="2" draw:end-shape="id737" draw:end-glue-point="0" svg:d="M153654 774248v644h-2729v644" svg:viewBox="0 0 2730 1289">
          <text:p/>
        </draw:connector>
        <draw:custom-shape draw:style-name="gr219" draw:text-style-name="P9" xml:id="id739" draw:id="id739" draw:layer="layout" svg:width="7.732cm" svg:height="1.028cm" svg:x="148.447cm" svg:y="777.937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512cm" svg:y1="776.864cm" svg:x2="152.313cm" svg:y2="777.937cm" draw:start-shape="id738" draw:start-glue-point="2" draw:end-shape="id739" draw:end-glue-point="0" svg:d="M152512 776864v537h-199v536" svg:viewBox="0 0 200 1074">
          <text:p/>
        </draw:connector>
        <draw:custom-shape draw:style-name="gr220" draw:text-style-name="P3" xml:id="id741" draw:id="id741" draw:layer="layout" svg:width="7.618cm" svg:height="0.991cm" svg:x="148.513cm" svg:y="780.514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0" draw:id="id740" draw:layer="layout" svg:width="4.445cm" svg:height="0.508cm" svg:x="148.513cm" svg:y="780.00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13cm" svg:y1="778.965cm" svg:x2="150.735cm" svg:y2="780.006cm" draw:start-shape="id739" draw:start-glue-point="2" draw:end-shape="id740" draw:end-glue-point="0" svg:d="M152313 778965v521h-1578v520" svg:viewBox="0 0 1579 1042">
          <text:p/>
        </draw:connector>
        <draw:custom-shape draw:style-name="gr221" draw:text-style-name="P3" xml:id="id746" draw:id="id746" draw:layer="layout" svg:width="7.304cm" svg:height="0.989cm" svg:x="148.382cm" svg:y="782.966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42" draw:id="id742" draw:layer="layout" svg:width="4.445cm" svg:height="0.549cm" svg:x="148.382cm" svg:y="782.4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22cm" svg:y1="781.505cm" svg:x2="150.604cm" svg:y2="782.417cm" draw:start-shape="id741" draw:start-glue-point="2" draw:end-shape="id742" draw:end-glue-point="0" svg:d="M152322 781505v455h-1718v457" svg:viewBox="0 0 1719 913">
          <text:p/>
        </draw:connector>
        <draw:custom-shape draw:style-name="gr38" draw:text-style-name="P3" draw:layer="layout" svg:width="10.033cm" svg:height="1.016cm" svg:x="147.724cm" svg:y="769.675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5" draw:id="id745" draw:layer="layout" svg:width="3.81cm" svg:height="0.508cm" svg:x="147.724cm" svg:y="770.691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4" draw:id="id744" draw:layer="layout" svg:width="1.397cm" svg:height="0.508cm" svg:x="147.725cm" svg:y="769.1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1cm" svg:y1="768.123cm" svg:x2="148.423cm" svg:y2="769.179cm" draw:start-shape="id743" draw:start-glue-point="2" draw:end-shape="id744" draw:end-glue-point="0" svg:d="M153011 768123v528h-4588v528" svg:viewBox="0 0 4589 1057">
          <text:p/>
        </draw:connector>
        <draw:connector draw:style-name="gr7" draw:text-style-name="P2" draw:layer="layout" svg:x1="149.629cm" svg:y1="771.199cm" svg:x2="153.654cm" svg:y2="772.742cm" draw:start-shape="id745" draw:start-glue-point="2" draw:end-shape="id736" draw:end-glue-point="0" svg:d="M149629 771199v772h4025v771" svg:viewBox="0 0 4026 1544">
          <text:p/>
        </draw:connector>
        <draw:custom-shape draw:style-name="gr222" draw:text-style-name="P3" draw:layer="layout" svg:width="6.581cm" svg:height="1.016cm" svg:x="148.597cm" svg:y="785.467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8" draw:id="id748" draw:layer="layout" svg:width="3.81cm" svg:height="0.508cm" svg:x="148.597cm" svg:y="786.483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7" draw:id="id747" draw:layer="layout" svg:width="1.397cm" svg:height="0.508cm" svg:x="148.598cm" svg:y="784.9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34cm" svg:y1="783.955cm" svg:x2="149.296cm" svg:y2="784.971cm" draw:start-shape="id746" draw:start-glue-point="2" draw:end-shape="id747" draw:end-glue-point="0" svg:d="M152034 783955v508h-2738v508" svg:viewBox="0 0 2739 1017">
          <text:p/>
        </draw:connector>
        <draw:custom-shape draw:style-name="gr223" draw:text-style-name="P3" xml:id="id750" draw:id="id750" draw:layer="layout" svg:width="7.112cm" svg:height="1.07cm" svg:x="147.939cm" svg:y="788.6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9" draw:id="id749" draw:layer="layout" svg:width="4.445cm" svg:height="0.508cm" svg:x="147.939cm" svg:y="788.09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2cm" svg:y1="786.991cm" svg:x2="150.161cm" svg:y2="788.092cm" draw:start-shape="id748" draw:start-glue-point="2" draw:end-shape="id749" draw:end-glue-point="0" svg:d="M150502 786991v551h-341v550" svg:viewBox="0 0 342 1102">
          <text:p/>
        </draw:connector>
        <draw:custom-shape draw:style-name="gr219" draw:text-style-name="P9" xml:id="id751" draw:id="id751" draw:layer="layout" svg:width="7.732cm" svg:height="1.028cm" svg:x="147.319cm" svg:y="790.42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" xml:id="id753" draw:id="id753" draw:layer="layout" svg:width="7.112cm" svg:height="1.07cm" svg:x="148.142cm" svg:y="792.975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2" draw:id="id752" draw:layer="layout" svg:width="4.445cm" svg:height="0.508cm" svg:x="148.142cm" svg:y="792.467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95cm" svg:y1="789.67cm" svg:x2="151.185cm" svg:y2="790.42cm" draw:start-shape="id750" draw:start-glue-point="2" draw:end-shape="id751" draw:end-glue-point="0" svg:d="M151495 789670v375h-310v375" svg:viewBox="0 0 311 751">
          <text:p/>
        </draw:connector>
        <draw:connector draw:style-name="gr7" draw:text-style-name="P2" draw:layer="layout" svg:x1="151.185cm" svg:y1="791.448cm" svg:x2="150.364cm" svg:y2="792.467cm" draw:start-shape="id751" draw:start-glue-point="2" draw:end-shape="id752" draw:end-glue-point="0" svg:d="M151185 791448v510h-821v509" svg:viewBox="0 0 822 1020">
          <text:p/>
        </draw:connector>
        <draw:custom-shape draw:style-name="gr221" draw:text-style-name="P3" xml:id="id757" draw:id="id757" draw:layer="layout" svg:width="7.304cm" svg:height="0.989cm" svg:x="148.116cm" svg:y="795.558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4" draw:id="id754" draw:layer="layout" svg:width="4.445cm" svg:height="0.549cm" svg:x="148.116cm" svg:y="795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698cm" svg:y1="794.045cm" svg:x2="150.338cm" svg:y2="795.009cm" draw:start-shape="id753" draw:start-glue-point="2" draw:end-shape="id754" draw:end-glue-point="0" svg:d="M151698 794045v482h-1360v482" svg:viewBox="0 0 1361 965">
          <text:p/>
        </draw:connector>
        <draw:custom-shape draw:style-name="gr224" draw:text-style-name="P9" xml:id="id755" draw:id="id755" draw:layer="layout" svg:width="10.287cm" svg:height="1.028cm" svg:x="146.415cm" svg:y="797.544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58" draw:id="id758" draw:layer="layout" svg:width="7.304cm" svg:height="0.989cm" svg:x="147.108cm" svg:y="800.15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6" draw:id="id756" draw:layer="layout" svg:width="4.445cm" svg:height="0.549cm" svg:x="147.108cm" svg:y="799.60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8cm" svg:y1="798.572cm" svg:x2="149.33cm" svg:y2="799.601cm" draw:start-shape="id755" draw:start-glue-point="2" draw:end-shape="id756" draw:end-glue-point="0" svg:d="M151558 798572v514h-2228v515" svg:viewBox="0 0 2229 1030">
          <text:p/>
        </draw:connector>
        <draw:connector draw:style-name="gr7" draw:text-style-name="P2" draw:layer="layout" svg:x1="151.768cm" svg:y1="796.547cm" svg:x2="151.558cm" svg:y2="797.544cm" draw:start-shape="id757" draw:start-glue-point="2" draw:end-shape="id755" draw:end-glue-point="0" svg:d="M151768 796547v498h-210v499" svg:viewBox="0 0 211 998">
          <text:p/>
        </draw:connector>
        <draw:custom-shape draw:style-name="gr222" draw:text-style-name="P3" draw:layer="layout" svg:width="6.581cm" svg:height="1.016cm" svg:x="148.012cm" svg:y="802.499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0" draw:id="id760" draw:layer="layout" svg:width="3.81cm" svg:height="0.508cm" svg:x="148.012cm" svg:y="803.515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59" draw:id="id759" draw:layer="layout" svg:width="1.397cm" svg:height="0.508cm" svg:x="148.013cm" svg:y="802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76cm" svg:y1="801.139cm" svg:x2="148.711cm" svg:y2="802.003cm" draw:start-shape="id758" draw:start-glue-point="2" draw:end-shape="id759" draw:end-glue-point="0" svg:d="M150760 801139v432h-2049v432" svg:viewBox="0 0 2050 865">
          <text:p/>
        </draw:connector>
        <draw:custom-shape draw:style-name="gr225" draw:text-style-name="P3" xml:id="id762" draw:id="id762" draw:layer="layout" svg:width="7.989cm" svg:height="0.989cm" svg:x="147.558cm" svg:y="805.713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1" draw:id="id761" draw:layer="layout" svg:width="4.445cm" svg:height="0.549cm" svg:x="147.558cm" svg:y="805.16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17cm" svg:y1="804.023cm" svg:x2="149.78cm" svg:y2="805.164cm" draw:start-shape="id760" draw:start-glue-point="2" draw:end-shape="id761" draw:end-glue-point="0" svg:d="M149917 804023v570h-137v571" svg:viewBox="0 0 138 1142">
          <text:p/>
        </draw:connector>
        <draw:custom-shape draw:style-name="gr221" draw:text-style-name="P3" xml:id="id764" draw:id="id764" draw:layer="layout" svg:width="7.304cm" svg:height="0.989cm" svg:x="147.558cm" svg:y="808.253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3" draw:id="id763" draw:layer="layout" svg:width="4.445cm" svg:height="0.549cm" svg:x="147.558cm" svg:y="807.70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2cm" svg:y1="806.702cm" svg:x2="149.78cm" svg:y2="807.704cm" draw:start-shape="id762" draw:start-glue-point="2" draw:end-shape="id763" draw:end-glue-point="0" svg:d="M151552 806702v500h-1772v502" svg:viewBox="0 0 1773 1003">
          <text:p/>
        </draw:connector>
        <draw:custom-shape draw:style-name="gr225" draw:text-style-name="P3" xml:id="id766" draw:id="id766" draw:layer="layout" svg:width="7.989cm" svg:height="0.989cm" svg:x="147.697cm" svg:y="810.652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5" draw:id="id765" draw:layer="layout" svg:width="4.445cm" svg:height="0.549cm" svg:x="147.697cm" svg:y="810.10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09.242cm" svg:x2="149.919cm" svg:y2="810.103cm" draw:start-shape="id764" draw:start-glue-point="2" draw:end-shape="id765" draw:end-glue-point="0" svg:d="M151210 809242v430h-1291v431" svg:viewBox="0 0 1292 862">
          <text:p/>
        </draw:connector>
        <draw:custom-shape draw:style-name="gr226" draw:text-style-name="P9" xml:id="id767" draw:id="id767" draw:layer="layout" svg:width="6.439cm" svg:height="1.028cm" svg:x="147.723cm" svg:y="812.657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91cm" svg:y1="811.641cm" svg:x2="150.942cm" svg:y2="812.657cm" draw:start-shape="id766" draw:start-glue-point="2" draw:end-shape="id767" draw:end-glue-point="0" svg:d="M151691 811641v508h-749v508" svg:viewBox="0 0 750 1017">
          <text:p/>
        </draw:connector>
        <draw:custom-shape draw:style-name="gr227" draw:text-style-name="P3" xml:id="id771" draw:id="id771" draw:layer="layout" svg:width="10.63cm" svg:height="1.212cm" svg:x="147.723cm" svg:y="815.128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8" draw:id="id768" draw:layer="layout" svg:width="4.445cm" svg:height="0.549cm" svg:x="147.723cm" svg:y="814.57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42cm" svg:y1="813.685cm" svg:x2="149.945cm" svg:y2="814.579cm" draw:start-shape="id767" draw:start-glue-point="2" draw:end-shape="id768" draw:end-glue-point="0" svg:d="M150942 813685v447h-997v447" svg:viewBox="0 0 998 895">
          <text:p/>
        </draw:connector>
        <draw:custom-shape draw:style-name="gr222" draw:text-style-name="P3" draw:layer="layout" svg:width="6.581cm" svg:height="1.016cm" svg:x="147.854cm" svg:y="817.614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9" draw:id="id769" draw:layer="layout" svg:width="3.81cm" svg:height="0.508cm" svg:x="147.854cm" svg:y="818.63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2" draw:id="id772" draw:layer="layout" svg:width="1.397cm" svg:height="0.508cm" svg:x="147.855cm" svg:y="817.1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21" draw:text-style-name="P3" xml:id="id773" draw:id="id773" draw:layer="layout" svg:width="7.304cm" svg:height="0.989cm" svg:x="147.685cm" svg:y="820.558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0" draw:id="id770" draw:layer="layout" svg:width="4.445cm" svg:height="0.549cm" svg:x="147.685cm" svg:y="820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59cm" svg:y1="819.138cm" svg:x2="149.907cm" svg:y2="820.009cm" draw:start-shape="id769" draw:start-glue-point="2" draw:end-shape="id770" draw:end-glue-point="0" svg:d="M149759 819138v435h148v436" svg:viewBox="0 0 149 872">
          <text:p/>
        </draw:connector>
        <draw:connector draw:style-name="gr7" draw:text-style-name="P2" draw:layer="layout" svg:x1="153.038cm" svg:y1="816.34cm" svg:x2="148.553cm" svg:y2="817.118cm" draw:start-shape="id771" draw:start-glue-point="2" draw:end-shape="id772" draw:end-glue-point="0" svg:d="M153038 816340v389h-4485v389" svg:viewBox="0 0 4486 779">
          <text:p/>
        </draw:connector>
        <draw:custom-shape draw:style-name="gr222" draw:text-style-name="P3" draw:layer="layout" svg:width="6.581cm" svg:height="1.016cm" svg:x="147.75cm" svg:y="822.958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5" draw:id="id775" draw:layer="layout" svg:width="3.81cm" svg:height="0.508cm" svg:x="147.75cm" svg:y="823.974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4" draw:id="id774" draw:layer="layout" svg:width="1.397cm" svg:height="0.508cm" svg:x="147.751cm" svg:y="822.4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7cm" svg:y1="821.547cm" svg:x2="148.449cm" svg:y2="822.462cm" draw:start-shape="id773" draw:start-glue-point="2" draw:end-shape="id774" draw:end-glue-point="0" svg:d="M151337 821547v457h-2888v458" svg:viewBox="0 0 2889 916">
          <text:p/>
        </draw:connector>
        <draw:custom-shape draw:style-name="gr228" draw:text-style-name="P3" xml:id="id777" draw:id="id777" draw:layer="layout" svg:width="7.304cm" svg:height="1.159cm" svg:x="147.933cm" svg:y="826.103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6" draw:id="id776" draw:layer="layout" svg:width="4.445cm" svg:height="0.549cm" svg:x="147.933cm" svg:y="825.55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55cm" svg:y1="824.482cm" svg:x2="150.155cm" svg:y2="825.554cm" draw:start-shape="id775" draw:start-glue-point="2" draw:end-shape="id776" draw:end-glue-point="0" svg:d="M149655 824482v536h500v536" svg:viewBox="0 0 501 1073">
          <text:p/>
        </draw:connector>
        <draw:custom-shape draw:style-name="gr222" draw:text-style-name="P3" draw:layer="layout" svg:width="6.581cm" svg:height="1.016cm" svg:x="148.066cm" svg:y="829.028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9" draw:id="id779" draw:layer="layout" svg:width="3.81cm" svg:height="0.508cm" svg:x="148.066cm" svg:y="830.044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8" draw:id="id778" draw:layer="layout" svg:width="1.397cm" svg:height="0.508cm" svg:x="148.067cm" svg:y="828.53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85cm" svg:y1="827.262cm" svg:x2="148.765cm" svg:y2="828.532cm" draw:start-shape="id777" draw:start-glue-point="2" draw:end-shape="id778" draw:end-glue-point="0" svg:d="M151585 827262v635h-2820v635" svg:viewBox="0 0 2821 1271">
          <text:p/>
        </draw:connector>
        <draw:custom-shape draw:style-name="gr228" draw:text-style-name="P3" xml:id="id781" draw:id="id781" draw:layer="layout" svg:width="7.304cm" svg:height="1.159cm" svg:x="147.812cm" svg:y="832.383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0" draw:id="id780" draw:layer="layout" svg:width="4.445cm" svg:height="0.549cm" svg:x="147.812cm" svg:y="831.83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71cm" svg:y1="830.552cm" svg:x2="150.034cm" svg:y2="831.834cm" draw:start-shape="id779" draw:start-glue-point="2" draw:end-shape="id780" draw:end-glue-point="0" svg:d="M149971 830552v641h63v641" svg:viewBox="0 0 64 1283">
          <text:p/>
        </draw:connector>
        <draw:custom-shape draw:style-name="gr222" draw:text-style-name="P3" draw:layer="layout" svg:width="6.581cm" svg:height="1.016cm" svg:x="147.802cm" svg:y="835.087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3" draw:id="id783" draw:layer="layout" svg:width="3.81cm" svg:height="0.508cm" svg:x="147.802cm" svg:y="836.103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2" draw:id="id782" draw:layer="layout" svg:width="1.397cm" svg:height="0.508cm" svg:x="147.803cm" svg:y="834.5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4cm" svg:y1="833.542cm" svg:x2="148.501cm" svg:y2="834.591cm" draw:start-shape="id781" draw:start-glue-point="2" draw:end-shape="id782" draw:end-glue-point="0" svg:d="M151464 833542v524h-2963v525" svg:viewBox="0 0 2964 1050">
          <text:p/>
        </draw:connector>
        <draw:custom-shape draw:style-name="gr229" draw:text-style-name="P3" xml:id="id785" draw:id="id785" draw:layer="layout" svg:width="7.304cm" svg:height="0.923cm" svg:x="147.493cm" svg:y="838.225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4" draw:id="id784" draw:layer="layout" svg:width="4.445cm" svg:height="0.549cm" svg:x="147.493cm" svg:y="837.6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07cm" svg:y1="836.611cm" svg:x2="149.715cm" svg:y2="837.676cm" draw:start-shape="id783" draw:start-glue-point="2" draw:end-shape="id784" draw:end-glue-point="0" svg:d="M149707 836611v532h8v533" svg:viewBox="0 0 9 1066">
          <text:p/>
        </draw:connector>
        <draw:custom-shape draw:style-name="gr226" draw:text-style-name="P9" xml:id="id786" draw:id="id786" draw:layer="layout" svg:width="6.439cm" svg:height="1.028cm" svg:x="147.215cm" svg:y="840.458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45cm" svg:y1="839.148cm" svg:x2="150.434cm" svg:y2="840.458cm" draw:start-shape="id785" draw:start-glue-point="2" draw:end-shape="id786" svg:d="M151145 839148v655h-711v655" svg:viewBox="0 0 712 1311">
          <text:p/>
        </draw:connector>
        <draw:custom-shape draw:style-name="gr225" draw:text-style-name="P3" xml:id="id788" draw:id="id788" draw:layer="layout" svg:width="7.989cm" svg:height="0.989cm" svg:x="147.33cm" svg:y="843.105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7" draw:id="id787" draw:layer="layout" svg:width="4.445cm" svg:height="0.549cm" svg:x="147.33cm" svg:y="842.55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434cm" svg:y1="841.486cm" svg:x2="149.552cm" svg:y2="842.556cm" draw:start-shape="id786" draw:start-glue-point="2" draw:end-shape="id787" draw:end-glue-point="0" svg:d="M150434 841486v535h-882v535" svg:viewBox="0 0 883 1071">
          <text:p/>
        </draw:connector>
        <draw:custom-shape draw:style-name="gr222" draw:text-style-name="P3" draw:layer="layout" svg:width="6.581cm" svg:height="1.016cm" svg:x="147.488cm" svg:y="845.461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90" draw:id="id790" draw:layer="layout" svg:width="3.81cm" svg:height="0.508cm" svg:x="147.488cm" svg:y="846.477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9" draw:id="id789" draw:layer="layout" svg:width="1.397cm" svg:height="0.508cm" svg:x="147.489cm" svg:y="844.9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24cm" svg:y1="844.094cm" svg:x2="148.187cm" svg:y2="844.965cm" draw:start-shape="id788" draw:start-glue-point="2" draw:end-shape="id789" draw:end-glue-point="0" svg:d="M151324 844094v435h-3137v436" svg:viewBox="0 0 3138 872">
          <text:p/>
        </draw:connector>
        <draw:custom-shape draw:style-name="gr230" draw:text-style-name="P9" xml:id="id791" draw:id="id791" draw:layer="layout" svg:width="9.924cm" svg:height="1.028cm" svg:x="145.762cm" svg:y="848.332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393cm" svg:y1="846.985cm" svg:x2="150.724cm" svg:y2="848.332cm" draw:start-shape="id790" draw:start-glue-point="2" draw:end-shape="id791" svg:d="M149393 846985v674h1331v673" svg:viewBox="0 0 1332 13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5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10T16:02:30.834998522</dc:date>
    <meta:editing-duration>P8DT19H20M36S</meta:editing-duration>
    <meta:editing-cycles>840</meta:editing-cycles>
    <meta:generator>LibreOffice/6.0.7.3$Linux_X86_64 LibreOffice_project/00m0$Build-3</meta:generator>
    <meta:document-statistic meta:object-count="1464"/>
  </office:meta>
</office:document-meta>
</file>